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880000004A8112FF570F1068D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6e0" officeooo:paragraph-rsid="000b76e0"/>
    </style:style>
    <style:style style:name="P2" style:family="paragraph" style:parent-style-name="Standard">
      <style:text-properties officeooo:rsid="000ceeaf" officeooo:paragraph-rsid="000ceeaf"/>
    </style:style>
    <style:style style:name="P3" style:family="paragraph" style:parent-style-name="Standard">
      <style:text-properties officeooo:rsid="000ffb17" officeooo:paragraph-rsid="000ffb17"/>
    </style:style>
    <style:style style:name="P4" style:family="paragraph" style:parent-style-name="Standard">
      <style:text-properties officeooo:rsid="000ffb17" officeooo:paragraph-rsid="001490a7"/>
    </style:style>
    <style:style style:name="P5" style:family="paragraph" style:parent-style-name="Standard">
      <style:text-properties officeooo:rsid="0011e0cb" officeooo:paragraph-rsid="0011e0cb"/>
    </style:style>
    <style:style style:name="P6" style:family="paragraph" style:parent-style-name="Standard">
      <style:text-properties officeooo:rsid="0013a4ab" officeooo:paragraph-rsid="0013a4ab"/>
    </style:style>
    <style:style style:name="P7" style:family="paragraph" style:parent-style-name="Standard">
      <style:text-properties officeooo:rsid="00184da0" officeooo:paragraph-rsid="00184da0"/>
    </style:style>
    <style:style style:name="P8" style:family="paragraph" style:parent-style-name="Standard">
      <style:text-properties officeooo:paragraph-rsid="00184da0"/>
    </style:style>
    <style:style style:name="P9" style:family="paragraph" style:parent-style-name="Standard">
      <style:text-properties officeooo:rsid="001490a7" officeooo:paragraph-rsid="001490a7"/>
    </style:style>
    <style:style style:name="P10" style:family="paragraph" style:parent-style-name="Standard">
      <style:text-properties officeooo:rsid="0017624d" officeooo:paragraph-rsid="0017624d"/>
    </style:style>
    <style:style style:name="P11" style:family="paragraph" style:parent-style-name="Standard">
      <style:text-properties officeooo:rsid="001a0c89" officeooo:paragraph-rsid="001a0c89"/>
    </style:style>
    <style:style style:name="P12" style:family="paragraph" style:parent-style-name="Standard">
      <style:text-properties officeooo:rsid="001caa3a" officeooo:paragraph-rsid="001caa3a"/>
    </style:style>
    <style:style style:name="P13" style:family="paragraph" style:parent-style-name="Standard">
      <style:text-properties fo:font-style="normal" officeooo:rsid="001caa3a" officeooo:paragraph-rsid="001caa3a" style:font-style-asian="normal" style:font-style-complex="normal"/>
    </style:style>
    <style:style style:name="P14" style:family="paragraph" style:parent-style-name="Standard">
      <style:text-properties officeooo:rsid="001d0372" officeooo:paragraph-rsid="001d0372"/>
    </style:style>
    <style:style style:name="P15" style:family="paragraph" style:parent-style-name="Standard" style:list-style-name="L1">
      <style:text-properties officeooo:rsid="000b76e0" officeooo:paragraph-rsid="000b76e0"/>
    </style:style>
    <style:style style:name="P16" style:family="paragraph" style:parent-style-name="Standard" style:list-style-name="L1">
      <style:text-properties officeooo:rsid="000ceeaf" officeooo:paragraph-rsid="000dfb82"/>
    </style:style>
    <style:style style:name="P17" style:family="paragraph" style:parent-style-name="Standard" style:list-style-name="L1">
      <style:text-properties officeooo:rsid="000ceeaf" officeooo:paragraph-rsid="000ceeaf"/>
    </style:style>
    <style:style style:name="P18" style:family="paragraph" style:parent-style-name="Standard" style:list-style-name="L1">
      <style:text-properties officeooo:rsid="000dfb82" officeooo:paragraph-rsid="000dfb82"/>
    </style:style>
    <style:style style:name="P19" style:family="paragraph" style:parent-style-name="Standard" style:list-style-name="L1">
      <style:text-properties officeooo:rsid="001490a7" officeooo:paragraph-rsid="001490a7"/>
    </style:style>
    <style:style style:name="P20" style:family="paragraph" style:parent-style-name="Standard" style:list-style-name="L2">
      <style:text-properties officeooo:rsid="001490a7" officeooo:paragraph-rsid="001490a7"/>
    </style:style>
    <style:style style:name="P21" style:family="paragraph" style:parent-style-name="Standard" style:list-style-name="L3">
      <style:text-properties officeooo:rsid="001490a7" officeooo:paragraph-rsid="001490a7"/>
    </style:style>
    <style:style style:name="P22" style:family="paragraph" style:parent-style-name="Standard" style:list-style-name="L2">
      <style:text-properties officeooo:rsid="000ffb17" officeooo:paragraph-rsid="000ffb17"/>
    </style:style>
    <style:style style:name="P23" style:family="paragraph" style:parent-style-name="Standard" style:list-style-name="L2">
      <style:text-properties officeooo:rsid="000ffb17" officeooo:paragraph-rsid="001490a7"/>
    </style:style>
    <style:style style:name="P24" style:family="paragraph" style:parent-style-name="Standard" style:list-style-name="L3">
      <style:text-properties officeooo:paragraph-rsid="0013d3bb"/>
    </style:style>
    <style:style style:name="P25" style:family="paragraph" style:parent-style-name="Standard" style:list-style-name="L3">
      <style:text-properties officeooo:rsid="0013d3bb" officeooo:paragraph-rsid="0013d3bb"/>
    </style:style>
    <style:style style:name="P26" style:family="paragraph" style:parent-style-name="Standard" style:list-style-name="L3">
      <style:text-properties officeooo:rsid="0013a4ab" officeooo:paragraph-rsid="0013a4ab"/>
    </style:style>
    <style:style style:name="P27" style:family="paragraph" style:parent-style-name="Standard">
      <style:text-properties fo:font-style="normal" officeooo:rsid="001caa3a" officeooo:paragraph-rsid="001caa3a" style:font-style-asian="normal" style:font-style-complex="normal"/>
    </style:style>
    <style:style style:name="P28" style:family="paragraph" style:parent-style-name="Standard">
      <style:text-properties style:text-underline-style="solid" style:text-underline-width="auto" style:text-underline-color="font-color" officeooo:rsid="001d0372"/>
    </style:style>
    <style:style style:name="P29" style:family="paragraph" style:parent-style-name="Standard">
      <style:text-properties style:text-underline-style="none" officeooo:rsid="001d0372"/>
    </style:style>
    <style:style style:name="P30" style:family="paragraph" style:parent-style-name="Standard">
      <style:text-properties style:text-underline-style="none" officeooo:rsid="001d0372" officeooo:paragraph-rsid="001d0372"/>
    </style:style>
    <style:style style:name="P31" style:family="paragraph" style:parent-style-name="Standard" style:list-style-name="L4">
      <style:text-properties style:text-underline-style="none" officeooo:rsid="001d0372" officeooo:paragraph-rsid="001d0372"/>
    </style:style>
    <style:style style:name="P32" style:family="paragraph" style:parent-style-name="Standard">
      <style:text-properties style:text-underline-style="none" officeooo:rsid="001fd633" officeooo:paragraph-rsid="001fd633"/>
    </style:style>
    <style:style style:name="P33" style:family="paragraph" style:parent-style-name="Standard">
      <style:text-properties style:text-underline-style="none" officeooo:rsid="0021b151" officeooo:paragraph-rsid="0021b151"/>
    </style:style>
    <style:style style:name="P34" style:family="paragraph" style:parent-style-name="Standard">
      <style:text-properties style:text-underline-style="none" officeooo:rsid="00245b54" officeooo:paragraph-rsid="00245b54"/>
    </style:style>
    <style:style style:name="P35" style:family="paragraph" style:parent-style-name="Standard" style:list-style-name="L4">
      <style:text-properties officeooo:rsid="001d0372" officeooo:paragraph-rsid="001d0372"/>
    </style:style>
    <style:style style:name="P36" style:family="paragraph" style:parent-style-name="Standard" style:list-style-name="L3">
      <style:text-properties officeooo:rsid="001fd633" officeooo:paragraph-rsid="001fd633"/>
    </style:style>
    <style:style style:name="T1" style:family="text">
      <style:text-properties officeooo:rsid="000ceeaf"/>
    </style:style>
    <style:style style:name="T2" style:family="text">
      <style:text-properties officeooo:rsid="000dfb8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d0372"/>
    </style:style>
    <style:style style:name="T6" style:family="text">
      <style:text-properties officeooo:rsid="0013d3bb"/>
    </style:style>
    <style:style style:name="T7" style:family="text">
      <style:text-properties officeooo:rsid="001490a7"/>
    </style:style>
    <style:style style:name="T8" style:family="text">
      <style:text-properties officeooo:rsid="0017624d"/>
    </style:style>
    <style:style style:name="T9" style:family="text">
      <style:text-properties officeooo:rsid="00184da0"/>
    </style:style>
    <style:style style:name="T1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fd633"/>
    </style:style>
    <style:style style:name="T13" style:family="text">
      <style:text-properties officeooo:rsid="0022bf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rror: nombre demasiado largo <text:span text:style-name="T12">(más de 8 caracteres)</text:span>–&gt; peta el launcher</text:p>
      <text:p text:style-name="P10"/>
      <text:p text:style-name="P11">Para porbar las aplciaciones en el simulador directamente, editar el main de la wasp/boards/simulator</text:p>
      <text:p text:style-name="P1"/>
      <text:p text:style-name="P1"/>
      <text:p text:style-name="P1"/>
      <text:p text:style-name="P1"/>
      <text:p text:style-name="P1">Tutorial: Create yor own watchface</text:p>
      <text:p text:style-name="P1"/>
      <text:p text:style-name="P5">(Al final del tutorial habremos creado una watchface completa que nos permita seleccionar las diferentes opciones que queremos, analog o digital, con o sin imagen (y cual). La idea es acabar haciendo una plantilla de watchface para que todo el mundo la pueda usar como base. </text:p>
      <text:p text:style-name="P1"/>
      <text:p text:style-name="P1">First, read the application writer</text:p>
      <text:p text:style-name="P1"/>
      <text:p text:style-name="P3">First we witre a digital watchface.</text:p>
      <text:p text:style-name="P3"/>
      <text:p text:style-name="P7">Let’s start for the first thing, obtain the current time:</text:p>
      <text:p text:style-name="P8"><text:span text:style-name="T9"><text:tab/></text:span><text:span text:style-name="T10">now = wasp.watch.rtc.get_localtime()</text:span></text:p>
      <text:p text:style-name="P7"/>
      <text:p text:style-name="P7">Let check what return in the Reference manual: </text:p>
      <text:p text:style-name="P8"><text:tab/><text:bookmark-start text:name="__DdeLink__115_737724521"/><text:span text:style-name="T11">Wall time formatted as (yyyy, mm, dd, HH, MM, SS, wday, yday)</text:span><text:bookmark-end text:name="__DdeLink__115_737724521"/></text:p>
      <text:p text:style-name="P1"/>
      <text:p text:style-name="P1"/>
      <text:list xml:id="list2383873334" text:style-name="L1">
        <text:list-item>
          <text:p text:style-name="P15">empezar por algo muy rapido. Como conseguir la hora a través de la misma terminal.</text:p>
        </text:list-item>
        <text:list-item>
          <text:p text:style-name="P15">Explicar como se puede dibujar:</text:p>
          <text:list>
            <text:list-item>
              <text:p text:style-name="P15">donde añadir los números y símbolos</text:p>
            </text:list-item>
            <text:list-item>
              <text:p text:style-name="P15">explicar los pasos de la librería draw.</text:p>
            </text:list-item>
          </text:list>
        </text:list-item>
        <text:list-item>
          <text:p text:style-name="P15">Dibujar la applicacion en pantalla. Lo más basico. Para que se vea el progreso de manera rapida. La app más basica posible. <text:span text:style-name="T1">Por ejemplo, utilzando directamente la función foreground.</text:span></text:p>
        </text:list-item>
        <text:list-item>
          <text:p text:style-name="P15">a partir de ahora introducimos conceptos de wasp-os y como se debe ordenar</text:p>
          <text:list>
            <text:list-item>
              <text:p text:style-name="P16">Queremos que se actualice el tiempo </text:p>
              <text:list>
                <text:list-item>
                  <text:p text:style-name="P16">añadimos y explicamos el request_tick <text:span text:style-name="T2">+ tick()</text:span></text:p>
                </text:list-item>
                <text:list-item>
                  <text:p text:style-name="P18">Añadimos el _update. Explicmaos que es lazy he introducimos en _<text:span text:style-name="T4">on</text:span><text:span text:style-name="T3">_</text:span><text:span text:style-name="T4">screen </text:span></text:p>
                </text:list-item>
              </text:list>
            </text:list-item>
            <text:list-item>
              <text:p text:style-name="P17"><text:s/></text:p>
            </text:list-item>
            <text:list-item>
              <text:p text:style-name="P17">Sleep<text:span text:style-name="T8">() + wake()</text:span></text:p>
            </text:list-item>
          </text:list>
        </text:list-item>
      </text:list>
      <text:p text:style-name="P2"/>
      <text:p text:style-name="P2"/>
      <text:list xml:id="list123323719462446" text:continue-numbering="true" text:style-name="L1">
        <text:list-item>
          <text:p text:style-name="P19">cambiar colores y fuentes de los textos.</text:p>
        </text:list-item>
      </text:list>
      <text:p text:style-name="P3"/>
      <text:p text:style-name="P3"/>
      <text:p text:style-name="P3">Let’s complicate the watchface with a background image.</text:p>
      <text:list xml:id="list3128363097" text:style-name="L2">
        <text:list-item>
          <text:p text:style-name="P22">The background was defined in the _draw method. </text:p>
        </text:list-item>
        <text:list-item>
          <text:p text:style-name="P22">Nota: para facilitar portar imagenes, defino en un nuevo metodo interno el background del reloj. Así, si quiere cambiarlo, solamente se necesita modificar un punto. Es mas, el archivo lo vamos a indicar en el init. Así es mas facil :), solamente debemos acutalizar el init y ya está (muhahaha).</text:p>
        </text:list-item>
      </text:list>
      <text:p text:style-name="P3"/>
      <text:p text:style-name="P4">Let’s complicate the watchface with a <text:span text:style-name="T7">watchface parametric</text:span></text:p>
      <text:list xml:id="list123324265415155" text:continue-numbering="true" text:style-name="L2">
        <text:list-item>
          <text:p text:style-name="P20">hacer que sea full personalizable a través de la configuración o en puntos muy definidos.</text:p>
        </text:list-item>
        <text:list-item>
          <text:p text:style-name="P23"><text:soft-page-break/>Nota: para facilitar portar imagenes, defino en un nuevo metodo interno el background del reloj. Así, si quiere cambiarlo, solamente se necesita modificar un punto. Es mas, el archivo lo vamos a indicar en el init. Así es mas facil :), solamente debemos acutalizar el init y ya está (muhahaha).</text:p>
        </text:list-item>
      </text:list>
      <text:p text:style-name="P3"/>
      <text:p text:style-name="P3"/>
      <text:p text:style-name="P3"/>
      <text:p text:style-name="P6">Notas varias:</text:p>
      <text:list xml:id="list4289561993" text:style-name="L3">
        <text:list-item>
          <text:p text:style-name="P25">el watch.py se define dentro de cada boards. Es un archivo de configuración.</text:p>
        </text:list-item>
        <text:list-item>
          <text:p text:style-name="P26">El tipo de texto y el backgorund color por defecto se definen en la librería drawable. <text:span text:style-name="T6">Por el momento, siempre es la draw565. </text:span></text:p>
        </text:list-item>
        <text:list-item>
          <text:p text:style-name="P25"><text:span text:style-name="T7">P</text:span>ara añadir un nuevo tipo de fue<text:span text:style-name="T7">n</text:span>te:</text:p>
          <text:list>
            <text:list-item>
              <text:p text:style-name="P24"><text:span text:style-name="T7">utilizar el set_color y set_font de drawable</text:span><text:span text:style-name="T6"> (=draw565)</text:span></text:p>
            </text:list-item>
            <text:list-item>
              <text:p text:style-name="P25">creo que en las fuentes, indica como el comando para conseguir el archivo.</text:p>
            </text:list-item>
            <text:list-item>
              <text:p text:style-name="P21">La fuente stadnard se define en reset (dentro de draw565)</text:p>
            </text:list-item>
            <text:list-item>
              <text:p text:style-name="P21">creo que en el application writter deberia indicar como cambiar lso colores y la funtes.</text:p>
            </text:list-item>
          </text:list>
        </text:list-item>
        <text:list-item>
          <text:p text:style-name="P36">Cuando definir las funciones denrtro de una funcion o fuera de la clase. Importa statica vs no statica? Revisar micropython. Por el momento, lo hago a lo clasico.</text:p>
        </text:list-item>
      </text:list>
      <text:p text:style-name="P9"/>
      <text:p text:style-name="P12">Para convertir las imagenes, se puede utilizar la propia herramienta que facilita: rle_encode.py</text:p>
      <text:p text:style-name="P12"/>
      <text:p text:style-name="P12">ejemplo de uso:</text:p>
      <text:p text:style-name="P12"/>
      <text:p text:style-name="P13">python3 <text:span text:style-name="T11">ruta al archivo rle_encode.py ruta a la imagen</text:span></text:p>
      <text:p text:style-name="P13"/>
      <text:p text:style-name="P13">Ejemplo:</text:p>
      <text:p text:style-name="P9"><draw:frame draw:style-name="fr1" draw:name="Imagen1" text:anchor-type="char" svg:x="0cm" svg:y="0cm" svg:width="17cm" svg:height="1.39cm" draw:z-index="0"><draw:image xlink:href="Pictures/10000201000003880000004A8112FF570F1068DC.png" xlink:type="simple" xlink:show="embed" xlink:actuate="onLoad" draw:mime-type="image/png"/></draw:frame></text:p>
      <text:p text:style-name="P9"/>
      <text:p text:style-name="P14"/>
      <text:p text:style-name="P28">como hacer un reloj con una imagen detras??</text:p>
      <text:p text:style-name="P29"/>
      <text:p text:style-name="P30">ideas: </text:p>
      <text:list xml:id="list113973266" text:style-name="L4">
        <text:list-item>
          <text:p text:style-name="P31">los numeros que se cargan tienen la imagen detras → mal pq es todo un color. A menos que se haga pixel a pixel.</text:p>
        </text:list-item>
        <text:list-item>
          <text:p text:style-name="P35"><text:span text:style-name="T5">E</text:span><text:span text:style-name="T4">n caso del analogico, hacer trocitos de la imagen trasera para cada segundo.</text:span></text:p>
        </text:list-item>
      </text:list>
      <text:p text:style-name="P30"/>
      <text:p text:style-name="P30"/>
      <text:p text:style-name="P30"/>
      <text:p text:style-name="P32">Analog clock</text:p>
      <text:p text:style-name="P30"/>
      <text:p text:style-name="P30"><text:s/>m(id) = origin 120,120</text:p>
      <text:p text:style-name="P30">t(ime) = (2020,....)</text:p>
      <text:p text:style-name="P30">cy = hour min or s?</text:p>
      <text:p text:style-name="P30">c(olor)</text:p>
      <text:p text:style-name="P30">(length) = radius</text:p>
      <text:p text:style-name="P30">w = width (x * y, not rotated width)</text:p>
      <text:p text:style-name="P30">r(esolution) to draw</text:p>
      <text:p text:style-name="P30">s = list of (start%, end%, thickening) of the hand (done *before* rotation)</text:p>
      <text:p text:style-name="P30"/>
      <text:p text:style-name="P30"><text:soft-page-break/></text:p>
      <text:p text:style-name="P30"/>
      <text:p text:style-name="P30"/>
      <text:p text:style-name="P30"/>
      <text:p text:style-name="P30">purlupar: I really like your watch face. How do you draw it? Is it a bitmap or do you draw each line one by one?</text:p>
      <text:p text:style-name="P30"/>
      <text:p text:style-name="P30">Appreciate it.</text:p>
      <text:p text:style-name="P30">I think I do neither; I calculate pixel by pixel on the fly. sayving some large array to a variable takes too much ram as it seens.</text:p>
      <text:p text:style-name="P30">ive tried to use the display's linebuffer, but i have no idea how to translate dots so that i can start at the topmost line etc. i think if i upload my code later and you take a quick look youfself that will probabyla make more sense to you :)</text:p>
      <text:p text:style-name="P30"/>
      <text:p text:style-name="P30"/>
      <text:p text:style-name="P30"/>
      <text:p text:style-name="P30"/>
      <text:p text:style-name="P30"/>
      <text:p text:style-name="P33">dial <text:span text:style-name="T13">o bezel</text:span>= numeros </text:p>
      <text:p text:style-name="P33"/>
      <text:p text:style-name="P33">hands = las manetas. Hour hand, minute hand, second hand</text:p>
      <text:p text:style-name="P33"/>
      <text:p text:style-name="P34">explicar el porque de los calculos. Para que se pueda hacer manualmente. En el codigo, escribirl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19T11:05:06.726770852</meta:creation-date>
    <dc:date>2020-09-20T12:33:22.018354598</dc:date>
    <meta:editing-duration>PT4H34M23S</meta:editing-duration>
    <meta:editing-cycles>9</meta:editing-cycles>
    <meta:generator>LibreOffice/7.0.1.2$Linux_X86_64 LibreOffice_project/88a63c56098013eb4038e11ebe7c8c0daab09aa8</meta:generator>
    <meta:document-statistic meta:table-count="0" meta:image-count="1" meta:object-count="0" meta:page-count="3" meta:paragraph-count="61" meta:word-count="764" meta:character-count="4291" meta:non-whitespace-character-count="3602"/>
  </office:meta>
</office:document-meta>
</file>